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3111in" fo:margin-left="0in" table:align="left"/>
    </style:style>
    <style:style style:name="Table1.A" style:family="table-column">
      <style:table-column-properties style:column-width="1.7313in"/>
    </style:style>
    <style:style style:name="Table1.D" style:family="table-column">
      <style:table-column-properties style:column-width="2.1174in"/>
    </style:style>
    <style:style style:name="Table1.1" style:family="table-row">
      <style:table-row-properties style:min-row-height="0.3125in"/>
    </style:style>
    <style:style style:name="Table1.A1" style:family="table-cell">
      <style:table-cell-properties fo:padding="0.0382in" fo:border-left="0.5pt solid #000000" fo:border-right="none" fo:border-top="0.5pt solid #000000" fo:border-bottom="none"/>
    </style:style>
    <style:style style:name="Table1.D1" style:family="table-cell">
      <style:table-cell-properties fo:padding="0.0382in" fo:border-left="0.5pt solid #000000" fo:border-right="0.5pt solid #000000" fo:border-top="0.5pt solid #000000" fo:border-bottom="none"/>
    </style:style>
    <style:style style:name="Table1.A2" style:family="table-cell">
      <style:table-cell-properties fo:padding="0.0382in" fo:border-left="0.5pt solid #000000" fo:border-right="none" fo:border-top="none" fo:border-bottom="none"/>
    </style:style>
    <style:style style:name="Table1.D2" style:family="table-cell">
      <style:table-cell-properties fo:padding="0.0382in" fo:border-left="0.5pt solid #000000" fo:border-right="0.5pt solid #000000" fo:border-top="none" fo:border-bottom="none"/>
    </style:style>
    <style:style style:name="Table1.A7" style:family="table-cell">
      <style:table-cell-properties fo:padding="0.0382in" fo:border-left="0.5pt solid #000000" fo:border-right="none" fo:border-top="none" fo:border-bottom="0.5pt solid #000000"/>
    </style:style>
    <style:style style:name="Table1.D7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rsid="001f0e10" officeooo:paragraph-rsid="001f0e10"/>
    </style:style>
    <style:style style:name="P2" style:family="paragraph" style:parent-style-name="Standard">
      <style:paragraph-properties fo:text-align="start" style:justify-single-word="false"/>
      <style:text-properties officeooo:rsid="001f0e10" officeooo:paragraph-rsid="001f0e10"/>
    </style:style>
    <style:style style:name="P3" style:family="paragraph" style:parent-style-name="Standard">
      <style:paragraph-properties fo:text-align="start" style:justify-single-word="false"/>
      <style:text-properties fo:font-weight="bold" officeooo:rsid="001f0e10" officeooo:paragraph-rsid="001f0e10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size="10pt" officeooo:rsid="001f0e10" officeooo:paragraph-rsid="001f0e10" style:font-size-asian="10pt" style:font-size-complex="10pt"/>
    </style:style>
    <style:style style:name="P5" style:family="paragraph" style:parent-style-name="Table_20_Contents" style:list-style-name="L1">
      <style:paragraph-properties fo:text-align="start" style:justify-single-word="false"/>
      <style:text-properties fo:font-size="10pt" officeooo:rsid="001f0e10" officeooo:paragraph-rsid="001f0e10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fo:font-size="10pt" officeooo:rsid="001f0e10" officeooo:paragraph-rsid="001f0e10" style:font-size-asian="10pt" style:font-size-complex="10pt"/>
    </style:style>
    <style:style style:name="P7" style:family="paragraph" style:parent-style-name="Table_20_Contents" style:list-style-name="L2">
      <style:paragraph-properties fo:text-align="start" style:justify-single-word="false"/>
      <style:text-properties fo:font-size="10pt" officeooo:rsid="00210b01" officeooo:paragraph-rsid="00210b01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fo:font-size="10pt" fo:font-weight="bold" officeooo:rsid="001f0e10" officeooo:paragraph-rsid="001f0e10" style:font-size-asian="10pt" style:font-weight-asian="bold" style:font-size-complex="10pt" style:font-weight-complex="bold"/>
    </style:style>
    <style:style style:name="T1" style:family="text">
      <style:text-properties officeooo:rsid="00210b01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NDER DEPLOYMENT REST API DESIGN</text:p>
      <text:p text:style-name="P1"/>
      <text:p text:style-name="P1"/>
      <text:p text:style-name="P2">THIS VERSION 1 OF THE API WOULD BE PROGRAMMED ON NODE JS WITH EXPRESS</text:p>
      <text:p text:style-name="P3"/>
      <text:p text:style-name="P3">CONTROLLERS AND SCHEMAS:</text:p>
      <text:p text:style-name="P3"/>
      <text:p text:style-name="P3">1. AUTHORIZATION SCHEMA:</text:p>
      <table:table table:name="Table1" table:style-name="Table1">
        <table:table-column table:style-name="Table1.A" table:number-columns-repeated="3"/>
        <table:table-column table:style-name="Table1.D"/>
        <table:table-row table:style-name="Table1.1">
          <table:table-cell table:style-name="Table1.A1" office:value-type="string">
            <text:p text:style-name="P8">NAME</text:p>
          </table:table-cell>
          <table:table-cell table:style-name="Table1.A1" office:value-type="string">
            <text:p text:style-name="P8">METHODS</text:p>
          </table:table-cell>
          <table:table-cell table:style-name="Table1.A1" office:value-type="string">
            <text:p text:style-name="P8">MODEL <text:span text:style-name="T1">NAME</text:span></text:p>
          </table:table-cell>
          <table:table-cell table:style-name="Table1.D1" office:value-type="string">
            <text:p text:style-name="P8">ATTRIBUTES</text:p>
          </table:table-cell>
        </table:table-row>
        <table:table-row table:style-name="Table1.1">
          <table:table-cell table:style-name="Table1.A2" office:value-type="string">
            <text:p text:style-name="P4">AUTHORIZATION CONTROLLER</text:p>
          </table:table-cell>
          <table:table-cell table:style-name="Table1.A2" office:value-type="string">
            <text:list xml:id="list348295491" text:style-name="L1">
              <text:list-item>
                <text:p text:style-name="P5">Create account</text:p>
              </text:list-item>
              <text:list-item>
                <text:p text:style-name="P5">Update account</text:p>
              </text:list-item>
              <text:list-item>
                <text:p text:style-name="P5">Delete account</text:p>
              </text:list-item>
              <text:list-item>
                <text:p text:style-name="P5">Search account details</text:p>
              </text:list-item>
            </text:list>
          </table:table-cell>
          <table:table-cell table:style-name="Table1.A2" office:value-type="string">
            <text:p text:style-name="P6">Accounts-schema</text:p>
          </table:table-cell>
          <table:table-cell table:style-name="Table1.D2" office:value-type="string">
            <text:list xml:id="list1467088842" text:style-name="L2">
              <text:list-item>
                <text:p text:style-name="P7">_id:string</text:p>
              </text:list-item>
              <text:list-item>
                <text:p text:style-name="P7">accountName:string</text:p>
              </text:list-item>
              <text:list-item>
                <text:p text:style-name="P7">accountLastname:string</text:p>
              </text:list-item>
              <text:list-item>
                <text:p text:style-name="P7">accountEmail:string</text:p>
              </text:list-item>
              <text:list-item>
                <text:p text:style-name="P7">accountPhone:Integer</text:p>
              </text:list-item>
              <text:list-item>
                <text:p text:style-name="P7">accountPassword:string</text:p>
              </text:list-item>
              <text:list-item>
                <text:p text:style-name="P7">accountRenderDetails:</text:p>
              </text:list-item>
              <text:list-item>
                <text:p text:style-name="P7">{</text:p>
                <text:list>
                  <text:list-item>
                    <text:p text:style-name="P7">renderApiKey:string</text:p>
                  </text:list-item>
                  <text:list-item>
                    <text:p text:style-name="P7"/>
                  </text:list-item>
                </text:list>
              </text:list-item>
              <text:list-item>
                <text:p text:style-name="P7"/>
              </text:list-item>
              <text:list-item>
                <text:p text:style-name="P7"/>
              </text:list-item>
              <text:list-item>
                <text:p text:style-name="P7">}</text:p>
              </text:list-item>
            </text:list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 table:style-name="Table1.1">
          <table:table-cell table:style-name="Table1.A7" office:value-type="string">
            <text:p text:style-name="P4"/>
          </table:table-cell>
          <table:table-cell table:style-name="Table1.A7" office:value-type="string">
            <text:p text:style-name="P4"/>
          </table:table-cell>
          <table:table-cell table:style-name="Table1.A7" office:value-type="string">
            <text:p text:style-name="P4"/>
          </table:table-cell>
          <table:table-cell table:style-name="Table1.D7" office:value-type="string">
            <text:p text:style-name="P4"/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3T13:38:08.387122106</meta:creation-date>
    <dc:date>2024-10-23T14:06:38.365905459</dc:date>
    <meta:editing-duration>PT8M7S</meta:editing-duration>
    <meta:editing-cycles>2</meta:editing-cycles>
    <meta:generator>LibreOffice/7.3.7.2$Linux_X86_64 LibreOffice_project/30$Build-2</meta:generator>
    <meta:document-statistic meta:table-count="1" meta:image-count="0" meta:object-count="0" meta:page-count="1" meta:paragraph-count="27" meta:word-count="69" meta:character-count="454" meta:non-whitespace-character-count="426"/>
  </office:meta>
</office:document-meta>
</file>